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03cm" fo:min-width="7.882cm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93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82cm" fo:min-width="2.129cm" loext:decorative="false"/>
    </style:style>
    <style:style style:name="gr4" style:family="graphic" style:parent-style-name="standard">
      <style:graphic-properties draw:stroke="none" svg:stroke-color="#000000" draw:fill="none" draw:fill-color="#ffffff" fo:min-height="1.177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26cm" fo:min-width="2.129cm" loext:decorative="false"/>
    </style:style>
    <style:style style:name="gr6" style:family="graphic" style:parent-style-name="standard">
      <style:graphic-properties draw:stroke="none" svg:stroke-color="#000000" draw:fill="none" draw:fill-color="#ffffff" fo:min-height="3.136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5.038cm" fo:min-width="7.88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47cm" fo:min-width="2.056cm" loext:decorative="false"/>
    </style:style>
    <style:style style:name="gr9" style:family="graphic" style:parent-style-name="objectwithoutfill">
      <style:graphic-properties svg:stroke-color="#000000" draw:marker-end="Symmetric_20_Arrow" draw:marker-end-width="0.356cm" draw:fill="none" draw:fill-color="#ffffff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69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start="" draw:marker-end="Symmetric_20_Arrow" draw:marker-end-width="0.356cm" draw:fill="none" draw:fill-color="#ffffff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fo:min-height="0.956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655cm" fo:min-width="2.421cm" loext:decorative="false"/>
    </style:style>
    <style:style style:name="gr14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671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color="#3465a4" draw:fill="none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1.655cm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8.467cm" fo:min-width="9.279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368cm" fo:min-width="1.207cm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604cm" fo:min-width="1.421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23" style:family="graphic" style:parent-style-name="objectwithoutfill">
      <style:graphic-properties svg:stroke-color="#000000" draw:marker-end="" draw:marker-end-width="0.3cm" draw:fill="none" draw:fill-color="#ffffff" draw:textarea-vertical-align="middle" loext:decorative="false"/>
    </style:style>
    <style:style style:name="gr24" style:family="graphic" style:parent-style-name="objectwithoutfill">
      <style:graphic-properties draw:fill="none" draw:fill-color="#ffffff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fo:min-height="6.384cm" loext:decorative="false"/>
      <style:paragraph-properties style:writing-mode="lr-tb"/>
    </style:style>
    <style:style style:name="gr26" style:family="graphic" style:parent-style-name="objectwithoutfill">
      <style:graphic-properties draw:stroke="dash" draw:stroke-dash="Ultrafine_20_Dotted_20__28_var_29_" svg:stroke-color="#000000" draw:marker-start="" draw:marker-start-width="0.356cm" draw:marker-end="" draw:marker-end-width="0.356cm" draw:fill="none" draw:fill-color="#ffffff" draw:textarea-vertical-align="middle" loext:decorative="false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41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.5pt" fo:font-style="italic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4.953cm" svg:x="5.802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4.953cm" svg:x="5.502cm" svg:y="3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4.953cm" svg:x="5.17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52cm" svg:height="1.043cm" svg:x="5.775cm" svg:y="1.989cm">
          <draw:text-box>
            <text:p>Outpost (camera node)</text:p>
          </draw:text-box>
        </draw:frame>
        <draw:custom-shape draw:style-name="gr3" draw:text-style-name="P3" draw:layer="layout" svg:width="2.629cm" svg:height="1.732cm" svg:x="5.848cm" svg:y="3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502cm" svg:height="1.427cm" svg:x="5.775cm" svg:y="3.586cm">
          <draw:text-box>
            <text:p text:style-name="P4"><text:span text:style-name="T1">Video Capture</text:span></text:p>
          </draw:text-box>
        </draw:frame>
        <draw:custom-shape draw:style-name="gr5" draw:text-style-name="P3" draw:layer="layout" svg:width="2.629cm" svg:height="3.51cm" svg:x="9.785cm" svg:y="3.45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83cm" svg:height="3.386cm" svg:x="9.685cm" svg:y="3.586cm">
          <draw:text-box>
            <text:p text:style-name="P4"><text:span text:style-name="T1">Motion Detection</text:span></text:p>
            <text:p text:style-name="P4"><text:span text:style-name="T2"/></text:p>
            <text:p text:style-name="P4"><text:span text:style-name="T1">Object Tracking</text:span></text:p>
          </draw:text-box>
        </draw:frame>
        <draw:custom-shape draw:style-name="gr7" draw:text-style-name="P6" draw:layer="layout" svg:width="8.382cm" svg:height="5.288cm" svg:x="5.175cm" svg:y="10.8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44cm" svg:height="1.043cm" svg:x="6.259cm" svg:y="16.213cm">
          <draw:text-box>
            <text:p>Data Sink (aggregator)</text:p>
          </draw:text-box>
        </draw:frame>
        <draw:custom-shape draw:style-name="gr8" draw:text-style-name="P1" draw:layer="layout" svg:width="2.556cm" svg:height="1.697cm" svg:x="5.721cm" svg:y="11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767cm" svg:height="1.427cm" svg:x="6.148cm" svg:y="11.795cm">
          <draw:text-box>
            <text:p text:style-name="P4"><text:span text:style-name="T1">Video Sink</text:span></text:p>
          </draw:text-box>
        </draw:frame>
        <draw:line draw:style-name="gr9" draw:text-style-name="P7" draw:layer="layout" svg:x1="6.953cm" svg:y1="13.319cm" svg:x2="6.953cm" svg:y2="14.843cm">
          <text:p/>
        </draw:line>
        <draw:frame draw:style-name="gr10" draw:text-style-name="P8" draw:layer="layout" svg:width="3.175cm" svg:height="0.919cm" svg:x="5.302cm" svg:y="14.94cm">
          <draw:text-box>
            <text:p><text:span text:style-name="T1">File System</text:span></text:p>
          </draw:text-box>
        </draw:frame>
        <draw:line draw:style-name="gr11" draw:text-style-name="P7" draw:layer="layout" svg:x1="6.953cm" svg:y1="5.191cm" svg:x2="6.953cm" svg:y2="11.541cm">
          <text:p/>
        </draw:line>
        <draw:frame draw:style-name="gr12" draw:text-style-name="P9" draw:layer="layout" svg:width="2.383cm" svg:height="1.206cm" svg:x="4.759cm" svg:y="8.874cm">
          <draw:text-box>
            <text:p text:style-name="P4"><text:span text:style-name="T3">ZeroMQ</text:span></text:p>
            <text:p text:style-name="P4"><text:span text:style-name="T4">Req / Rep</text:span></text:p>
          </draw:text-box>
        </draw:frame>
        <draw:custom-shape draw:style-name="gr13" draw:text-style-name="P3" draw:layer="layout" svg:width="2.921cm" svg:height="1.905cm" svg:x="9.547cm" svg:y="11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434cm" svg:height="1.361cm" svg:x="9.78cm" svg:y="11.883cm">
          <draw:text-box>
            <text:p text:style-name="P4"><text:span text:style-name="T1">Cam Watcher</text:span></text:p>
          </draw:text-box>
        </draw:frame>
        <draw:frame draw:style-name="gr10" draw:text-style-name="P8" draw:layer="layout" svg:width="2.667cm" svg:height="0.919cm" svg:x="9.747cm" svg:y="14.813cm">
          <draw:text-box>
            <text:p><text:span text:style-name="T1">Database</text:span></text:p>
          </draw:text-box>
        </draw:frame>
        <draw:line draw:style-name="gr11" draw:text-style-name="P7" draw:layer="layout" svg:x1="10.89cm" svg:y1="6.968cm" svg:x2="10.89cm" svg:y2="11.667cm">
          <text:p/>
        </draw:line>
        <draw:line draw:style-name="gr9" draw:text-style-name="P7" draw:layer="layout" svg:x1="10.871cm" svg:y1="13.573cm" svg:x2="10.89cm" svg:y2="14.843cm">
          <text:p/>
        </draw:line>
        <draw:line draw:style-name="gr9" draw:text-style-name="P7" draw:layer="layout" svg:x1="10.779cm" svg:y1="13.573cm" svg:x2="8.477cm" svg:y2="14.843cm">
          <text:p/>
        </draw:line>
        <draw:frame draw:style-name="gr15" draw:text-style-name="P9" draw:layer="layout" svg:width="2.159cm" svg:height="1.001cm" svg:x="10.906cm" svg:y="8.889cm">
          <draw:text-box>
            <text:p text:style-name="P4"><text:span text:style-name="T3">ZeroMQ</text:span></text:p>
            <text:p text:style-name="P4"><text:span text:style-name="T4">Pub / Sub</text:span></text:p>
          </draw:text-box>
        </draw:frame>
        <draw:frame draw:style-name="gr16" draw:text-style-name="P9" draw:layer="layout" svg:width="5.512cm" svg:height="2.921cm" svg:x="14.392cm" svg:y="2.991cm">
          <draw:text-box>
            <text:p text:style-name="P4"><text:span text:style-name="T4">PyZMQ a</text:span><text:span text:style-name="T5">sync logging</text:span></text:p>
            <text:p text:style-name="P4"><text:span text:style-name="T5"/></text:p>
            <text:list text:style-name="L1">
              <text:list-item>
                <text:p text:style-name="P10"><text:span text:style-name="T6">Camera events</text:span></text:p>
              </text:list-item>
              <text:list-item>
                <text:p text:style-name="P10"><text:span text:style-name="T6">Tracking data</text:span></text:p>
              </text:list-item>
              <text:list-item>
                <text:p text:style-name="P10"><text:span text:style-name="T6">Heartbeat detection</text:span></text:p>
              </text:list-item>
              <text:list-item>
                <text:p text:style-name="P10"><text:span text:style-name="T6">Error and exception logging</text:span></text:p>
              </text:list-item>
            </text:list>
          </draw:text-box>
        </draw:frame>
        <draw:line draw:style-name="gr17" draw:text-style-name="P11" draw:layer="layout" svg:x1="11.287cm" svg:y1="7.604cm" svg:x2="15.732cm" svg:y2="5.699cm">
          <text:p/>
        </draw:line>
        <draw:line draw:style-name="gr17" draw:text-style-name="P11" draw:layer="layout" svg:x1="4.429cm" svg:y1="5.826cm" svg:x2="6.969cm" svg:y2="7.096cm">
          <text:p/>
        </draw:line>
        <draw:frame draw:style-name="gr18" draw:text-style-name="P13" draw:layer="layout" svg:width="3.769cm" svg:height="1.905cm" svg:x="1.603cm" svg:y="4.65cm">
          <draw:text-box>
            <text:list text:style-name="L2">
              <text:list-item>
                <text:p text:style-name="P12"><text:span text:style-name="T6">Motion event video streaming </text:span></text:p>
              </text:list-item>
              <text:list-item>
                <text:p text:style-name="P12"><text:span text:style-name="T6">Time lapse capture</text:span></text:p>
              </text:list-item>
            </text:list>
          </draw:text-box>
        </draw:frame>
        <draw:custom-shape draw:style-name="gr19" draw:text-style-name="P6" draw:layer="layout" svg:width="9.779cm" svg:height="8.717cm" svg:x="16.875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1.043cm" svg:x="19.934cm" svg:y="6.307cm">
          <draw:text-box>
            <text:p>Sentinel</text:p>
          </draw:text-box>
        </draw:frame>
        <draw:custom-shape draw:style-name="gr20" draw:text-style-name="P6" draw:layer="layout" svg:width="2.413cm" svg:height="2.286cm" svg:x="17.937cm" svg:y="13.065cm">
          <text:p text:style-name="P4"><text:span text:style-name="T1">Task</text:span></text:p>
          <text:p text:style-name="P4"><text:span text:style-name="T1">De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2.44cm" svg:height="1.001cm" svg:x="14.054cm" svg:y="12.141cm">
          <draw:text-box>
            <text:p text:style-name="P4"><text:span text:style-name="T3">ZeroMQ</text:span></text:p>
            <text:p text:style-name="P4"><text:span text:style-name="T4">Req / Rep</text:span></text:p>
          </draw:text-box>
        </draw:frame>
        <draw:line draw:style-name="gr11" draw:text-style-name="P7" draw:layer="layout" svg:x1="12.557cm" svg:y1="12.684cm" svg:x2="17.637cm" svg:y2="14.081cm">
          <text:p/>
        </draw:line>
        <draw:custom-shape draw:style-name="gr21" draw:text-style-name="P6" draw:layer="layout" svg:width="3.429cm" svg:height="1.524cm" svg:x="17.41cm" svg:y="10.12cm">
          <text:p text:style-name="P4"><text:span text:style-name="T1">Ventilato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1" draw:layer="layout" svg:x1="14.589cm" svg:y1="14.208cm" svg:x2="12.811cm" svg:y2="12.938cm">
          <text:p/>
        </draw:line>
        <draw:frame draw:style-name="gr22" draw:text-style-name="P13" draw:layer="layout" svg:width="2.34cm" svg:height="0.645cm" svg:x="13.773cm" svg:y="14.152cm">
          <draw:text-box>
            <text:p text:style-name="P12"><text:span text:style-name="T6">Dispatcher </text:span></text:p>
          </draw:text-box>
        </draw:frame>
        <draw:line draw:style-name="gr23" draw:text-style-name="P7" draw:layer="layout" svg:x1="19.161cm" svg:y1="11.668cm" svg:x2="19.161cm" svg:y2="13.065cm">
          <text:p/>
        </draw:line>
        <draw:line draw:style-name="gr24" draw:text-style-name="P7" draw:layer="layout" svg:x1="21.447cm" svg:y1="9.001cm" svg:x2="21.447cm" svg:y2="15.605cm">
          <text:p/>
        </draw:line>
        <draw:line draw:style-name="gr24" draw:text-style-name="P7" draw:layer="layout" svg:x1="19.161cm" svg:y1="10.144cm" svg:x2="19.161cm" svg:y2="8.239cm">
          <text:p/>
        </draw:line>
        <draw:line draw:style-name="gr9" draw:text-style-name="P7" draw:layer="layout" svg:x1="19.161cm" svg:y1="8.239cm" svg:x2="21.947cm" svg:y2="8.285cm">
          <text:p/>
        </draw:line>
        <draw:frame draw:style-name="gr10" draw:text-style-name="P14" draw:layer="layout" svg:width="1.651cm" svg:height="0.919cm" svg:x="22.652cm" svg:y="7.855cm">
          <draw:text-box>
            <text:p><text:span text:style-name="T7">Jobs</text:span></text:p>
          </draw:text-box>
        </draw:frame>
        <draw:frame draw:style-name="gr25" draw:text-style-name="P8" draw:layer="layout" svg:width="4.318cm" svg:height="6.634cm" svg:x="21.828cm" svg:y="8.971cm">
          <draw:text-box>
            <text:list text:style-name="L1">
              <text:list-item>
                <text:p><text:span text:style-name="T8">Feature extraction</text:span></text:p>
              </text:list-item>
              <text:list-item>
                <text:p><text:span text:style-name="T8">Inference</text:span></text:p>
              </text:list-item>
              <text:list-item>
                <text:p><text:span text:style-name="T8">Labeling</text:span></text:p>
              </text:list-item>
              <text:list-item>
                <text:p><text:span text:style-name="T8">Modeling</text:span></text:p>
              </text:list-item>
            </text:list>
            <text:p><text:span text:style-name="T8"/></text:p>
            <text:p><text:span text:style-name="T8">Offload modeling to deep learning rig?</text:span></text:p>
            <text:p><text:span text:style-name="T8"/></text:p>
            <text:p><text:span text:style-name="T8">Store results with <text:s/>event and object tracking references back into database</text:span></text:p>
          </draw:text-box>
        </draw:frame>
        <draw:line draw:style-name="gr26" draw:text-style-name="P7" draw:layer="layout" svg:x1="9.509cm" svg:y1="12.43cm" svg:x2="8.239cm" svg:y2="12.43cm">
          <text:p/>
        </draw:line>
        <draw:frame draw:style-name="gr27" draw:text-style-name="P13" draw:layer="layout" svg:width="2.032cm" svg:height="0.645cm" svg:x="7.477cm" svg:y="13.446cm">
          <draw:text-box>
            <text:p text:style-name="P12"><text:span text:style-name="T6">feedback </text:span></text:p>
          </draw:text-box>
        </draw:frame>
        <draw:line draw:style-name="gr17" draw:text-style-name="P11" draw:layer="layout" svg:x1="8.493cm" svg:y1="13.446cm" svg:x2="9.001cm" svg:y2="12.557cm">
          <text:p/>
        </draw:line>
        <draw:frame draw:style-name="gr28" draw:text-style-name="P2" draw:layer="layout" svg:width="2.667cm" svg:height="0.662cm" svg:x="23.733cm" svg:y="3.159cm">
          <draw:text-box>
            <text:p><text:span text:style-name="T5">17 April 20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15T17:45:22.530676690</meta:creation-date>
    <dc:date>2023-11-26T08:26:00.653000000</dc:date>
    <meta:editing-duration>PT56M45S</meta:editing-duration>
    <meta:editing-cycles>7</meta:editing-cycles>
    <meta:generator>LibreOffice/7.6.2.1$Windows_X86_64 LibreOffice_project/56f7684011345957bbf33a7ee678afaf4d2ba333</meta:generator>
    <meta:document-statistic meta:object-count="45"/>
  </office:meta>
</office:document-meta>
</file>